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725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993cm" fo:break-before="auto" style:use-optimal-row-height="true"/>
    </style:style>
    <style:style style:name="ro6" style:family="table-row">
      <style:table-row-properties style:row-height="1.374cm" fo:break-before="auto" style:use-optimal-row-height="false"/>
    </style:style>
    <style:style style:name="ro7" style:family="table-row">
      <style:table-row-properties style:row-height="1.374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815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value-type" style:repeat-content="false" fo:border="0.002cm solid #000000"/>
      <style:paragraph-properties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7-01_12-20-48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37 E-139-34-49.49</text:p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7-01_14-33-50_000.jpg</text:p>
          </table:table-cell>
          <table:table-cell table:style-name="ce9" office:value-type="string">
            <text:p>:m 東和 PHOTO / 1906029sa / 高津駅 / 北見方プロジェクト / １名 / フジタカ（新日本建設） / 日報（再）</text:p>
          </table:table-cell>
          <table:table-cell table:style-name="ce8"/>
          <table:table-cell/>
          <table:table-cell office:value-type="string">
            <text:p>N-35-35-28.37 E-139-34-49.49</text:p>
          </table:table-cell>
          <table:table-cell table:formula="of:=IF([.E3]=&quot;&quot;;[.C3];CONCATENATE([.C3];&quot; / &quot;;[.E3]))" office:value-type="string" office:string-value=":m 東和 PHOTO / 1906029sa / 高津駅 / 北見方プロジェクト / １名 / フジタカ（新日本建設） / 日報（再）">
            <text:p>:m 東和 PHOTO / 1906029sa / 高津駅 / 北見方プロジェクト / １名 / フジタカ（新日本建設） / 日報（再）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7" office:value-type="string">
            <text:p>2019-07-01_15-06-40_000.jpg</text:p>
          </table:table-cell>
          <table:table-cell table:style-name="ce10" office:value-type="string">
            <text:p>:bookmemo / 読んだ本 / 『日本人と「日本病」について』 / 著者=山本七平、岸田秀</text:p>
          </table:table-cell>
          <table:table-cell table:style-name="ce10"/>
          <table:table-cell/>
          <table:table-cell office:value-type="string">
            <text:p>N-35-35-28.5 E-139-34-49.71</text:p>
          </table:table-cell>
          <table:table-cell table:formula="of:=IF([.E4]=&quot;&quot;;[.C4];CONCATENATE([.C4];&quot; / &quot;;[.E4]))" office:value-type="string" office:string-value=":bookmemo / 読んだ本 / 『日本人と「日本病」について』 / 著者=山本七平、岸田秀">
            <text:p>:bookmemo / 読んだ本 / 『日本人と「日本病」について』 / 著者=山本七平、岸田秀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7" office:value-type="string">
            <text:p>2019-07-01_20-30-39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/>
          <table:table-cell office:value-type="string">
            <text:p>N-35-35-28.63 E-139-34-49.49</text:p>
          </table:table-cell>
          <table:table-cell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7" office:value-type="string">
            <text:p>2019-07-02_01-24-39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11"/>
          <table:table-cell/>
          <table:table-cell office:value-type="string">
            <text:p>N-35-35-28.6 E-139-34-49.32</text:p>
          </table:table-cell>
          <table:table-cell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7" office:value-type="string">
            <text:p>2019-07-02_06-12-02_000.jpg</text:p>
          </table:table-cell>
          <table:table-cell table:style-name="ce9" office:value-type="string">
            <text:p>:m steps / cake register / mov-files</text:p>
          </table:table-cell>
          <table:table-cell table:style-name="ce9"/>
          <table:table-cell/>
          <table:table-cell office:value-type="string">
            <text:p>N-35-35-28.6 E-139-34-49.32</text:p>
          </table:table-cell>
          <table:table-cell table:formula="of:=IF([.E7]=&quot;&quot;;[.C7];CONCATENATE([.C7];&quot; / &quot;;[.E7]))" office:value-type="string" office:string-value=":m steps / cake register / mov-files">
            <text:p>:m steps / cake register / mov-files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7">
            <text:p>7</text:p>
          </table:table-cell>
          <table:table-cell table:style-name="ce7" office:value-type="string">
            <text:p>2019-07-02_06-12-24_000.jpg</text:p>
          </table:table-cell>
          <table:table-cell table:style-name="ce9" office:value-type="string">
            <text:p>:m 東和 PHOTO / 1906029sa / 高津駅 / 北見方プロジェクト / １名 / フジタカ（新日本建設） / 日誌</text:p>
          </table:table-cell>
          <table:table-cell table:style-name="ce10"/>
          <table:table-cell/>
          <table:table-cell office:value-type="string">
            <text:p>N-35-35-28.6 E-139-34-49.32</text:p>
          </table:table-cell>
          <table:table-cell table:formula="of:=IF([.E8]=&quot;&quot;;[.C8];CONCATENATE([.C8];&quot; / &quot;;[.E8]))" office:value-type="string" office:string-value=":m 東和 PHOTO / 1906029sa / 高津駅 / 北見方プロジェクト / １名 / フジタカ（新日本建設） / 日誌">
            <text:p>:m 東和 PHOTO / 1906029sa / 高津駅 / 北見方プロジェクト / １名 / フジタカ（新日本建設） / 日誌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2019-07-02_00-08-37_000.mov</text:p>
          </table:table-cell>
          <table:table-cell table:style-name="ce9" office:value-type="string">
            <text:p>:VIDEO / @自宅 / 記録 / 虫が、布団の上にいた</text:p>
          </table:table-cell>
          <table:table-cell table:style-name="ce9"/>
          <table:table-cell/>
          <table:table-cell office:value-type="string">
            <text:p>N-35-35-28.6 E-139-34-49.54</text:p>
          </table:table-cell>
          <table:table-cell table:formula="of:=IF([.E9]=&quot;&quot;;[.C9];CONCATENATE([.C9];&quot; / &quot;;[.E9]))" office:value-type="string" office:string-value=":VIDEO / @自宅 / 記録 / 虫が、布団の上にいた">
            <text:p>:VIDEO / @自宅 / 記録 / 虫が、布団の上にいた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string">
            <text:p>2019-07-02_04-10-44_000.mov</text:p>
          </table:table-cell>
          <table:table-cell table:style-name="ce9" office:value-type="string">
            <text:p>:VIDEO / @自宅 / メモ / 筋トレ時のアクビ、要因</text:p>
          </table:table-cell>
          <table:table-cell table:style-name="ce11"/>
          <table:table-cell/>
          <table:table-cell office:value-type="string">
            <text:p>N-35-35-28.67 E-139-34-49.43</text:p>
          </table:table-cell>
          <table:table-cell table:formula="of:=IF([.E10]=&quot;&quot;;[.C10];CONCATENATE([.C10];&quot; / &quot;;[.E10]))" office:value-type="string" office:string-value=":VIDEO / @自宅 / メモ / 筋トレ時のアクビ、要因">
            <text:p>:VIDEO / @自宅 / メモ / 筋トレ時のアクビ、要因</text:p>
          </table:table-cell>
          <table:table-cell table:style-name="ce8"/>
          <table:table-cell table:style-name="ce25"/>
        </table:table-row>
        <table:table-row table:style-name="ro8">
          <table:table-cell table:style-name="ce2"/>
          <table:table-cell table:style-name="ce7"/>
          <table:table-cell table:style-name="ce9"/>
          <table:table-cell table:style-name="ce9"/>
          <table:table-cell/>
          <table:table-cell office:value-type="string">
            <text:p>N-35-35-28.44 E-139-34-49.65</text:p>
          </table:table-cell>
          <table:table-cell table:formula="of:=IF([.E11]=&quot;&quot;;[.C11];CONCATENATE([.C11];&quot; / &quot;;[.E11]))" office:value-type="float" office:value="0">
            <text:p>0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8">
          <table:table-cell table:style-name="ce2"/>
          <table:table-cell table:style-name="ce7"/>
          <table:table-cell table:style-name="ce9"/>
          <table:table-cell table:style-name="ce8"/>
          <table:table-cell table:formula="of:=[.F12]" office:value-type="string" office:string-value="N-35-35-28.41 E-139-34-49.82">
            <text:p>N-35-35-28.41 E-139-34-49.82</text:p>
          </table:table-cell>
          <table:table-cell office:value-type="string">
            <text:p>N-35-35-28.41 E-139-34-49.82</text:p>
          </table:table-cell>
          <table:table-cell table:formula="of:=IF([.E12]=&quot;&quot;;[.C12];CONCATENATE([.C12];&quot; / &quot;;[.E12]))" office:value-type="string" office:string-value=" / N-35-35-28.41 E-139-34-49.82">
            <text:p><text:s/>/ N-35-35-28.41 E-139-34-49.82</text:p>
          </table:table-cell>
          <table:table-cell table:style-name="ce8"/>
          <table:table-cell table:style-name="ce25"/>
        </table:table-row>
        <table:table-row table:style-name="ro8">
          <table:table-cell table:style-name="ce2"/>
          <table:table-cell table:style-name="ce7"/>
          <table:table-cell/>
          <table:table-cell table:style-name="ce8"/>
          <table:table-cell table:formula="of:=[.F13]" office:value-type="string" office:string-value="N-35-35-59.42 E-139-37-31.92">
            <text:p>N-35-35-59.42 E-139-37-31.92</text:p>
          </table:table-cell>
          <table:table-cell office:value-type="string">
            <text:p>N-35-35-59.42 E-139-37-31.92</text:p>
          </table:table-cell>
          <table:table-cell table:formula="of:=IF([.E13]=&quot;&quot;;[.C13];CONCATENATE([.C13];&quot; / &quot;;[.E13]))" office:value-type="string" office:string-value=" / N-35-35-59.42 E-139-37-31.92">
            <text:p><text:s/>/ N-35-35-59.42 E-139-37-31.92</text:p>
          </table:table-cell>
          <table:table-cell table:style-name="ce8"/>
          <table:table-cell table:style-name="ce25"/>
        </table:table-row>
        <table:table-row table:style-name="ro8">
          <table:table-cell table:style-name="ce2"/>
          <table:table-cell table:style-name="ce7"/>
          <table:table-cell/>
          <table:table-cell table:style-name="ce8"/>
          <table:table-cell table:formula="of:=[.F14]" office:value-type="string" office:string-value="N-35-35-59.02 E-139-37-32.09">
            <text:p>N-35-35-59.02 E-139-37-32.09</text:p>
          </table:table-cell>
          <table:table-cell office:value-type="string">
            <text:p>N-35-35-59.02 E-139-37-32.09</text:p>
          </table:table-cell>
          <table:table-cell table:formula="of:=IF([.E14]=&quot;&quot;;[.C14];CONCATENATE([.C14];&quot; / &quot;;[.E14]))" office:value-type="string" office:string-value=" / N-35-35-59.02 E-139-37-32.09">
            <text:p><text:s/>/ N-35-35-59.02 E-139-37-32.09</text:p>
          </table:table-cell>
          <table:table-cell table:style-name="ce8"/>
          <table:table-cell table:style-name="ce25"/>
        </table:table-row>
        <table:table-row table:style-name="ro9">
          <table:table-cell table:style-name="ce2"/>
          <table:table-cell table:style-name="ce7"/>
          <table:table-cell/>
          <table:table-cell table:style-name="ce8"/>
          <table:table-cell table:formula="of:=[.F15]" office:value-type="string" office:string-value="N-35-35-59.32 E-139-37-31.54">
            <text:p>N-35-35-59.32 E-139-37-31.54</text:p>
          </table:table-cell>
          <table:table-cell office:value-type="string">
            <text:p>N-35-35-59.32 E-139-37-31.54</text:p>
          </table:table-cell>
          <table:table-cell table:formula="of:=IF([.E19]=&quot;&quot;;[.C19];CONCATENATE([.C19];&quot; / &quot;;[.E19]))" office:value-type="string" office:string-value=" / N-35-35-59.46 E-139-37-30.66">
            <text:p><text:s/>/ N-35-35-59.46 E-139-37-30.66</text:p>
          </table:table-cell>
          <table:table-cell table:style-name="ce8"/>
          <table:table-cell table:style-name="ce25"/>
        </table:table-row>
        <table:table-row table:style-name="ro9">
          <table:table-cell table:style-name="ce2"/>
          <table:table-cell table:style-name="ce7"/>
          <table:table-cell table:style-name="ce9"/>
          <table:table-cell table:style-name="ce8"/>
          <table:table-cell table:formula="of:=[.F16]" office:value-type="string" office:string-value="N-35-35-59.72 E-139-37-30.66">
            <text:p>N-35-35-59.72 E-139-37-30.66</text:p>
          </table:table-cell>
          <table:table-cell office:value-type="string">
            <text:p>N-35-35-59.72 E-139-37-30.66</text:p>
          </table:table-cell>
          <table:table-cell table:formula="of:=IF([.E16]=&quot;&quot;;[.C16];CONCATENATE([.C16];&quot; / &quot;;[.E16]))" office:value-type="string" office:string-value=" / N-35-35-59.72 E-139-37-30.66">
            <text:p><text:s/>/ N-35-35-59.72 E-139-37-30.66</text:p>
          </table:table-cell>
          <table:table-cell table:style-name="ce8"/>
          <table:table-cell table:style-name="ce25"/>
        </table:table-row>
        <table:table-row table:style-name="ro9">
          <table:table-cell table:style-name="ce2"/>
          <table:table-cell table:style-name="ce7"/>
          <table:table-cell table:style-name="ce9"/>
          <table:table-cell table:style-name="ce8"/>
          <table:table-cell table:formula="of:=[.F17]" office:value-type="string" office:string-value="N-35-35-59.58 E-139-37-30.6">
            <text:p>N-35-35-59.58 E-139-37-30.6</text:p>
          </table:table-cell>
          <table:table-cell office:value-type="string">
            <text:p>N-35-35-59.58 E-139-37-30.6</text:p>
          </table:table-cell>
          <table:table-cell table:formula="of:=IF([.E17]=&quot;&quot;;[.C17];CONCATENATE([.C17];&quot; / &quot;;[.E17]))" office:value-type="string" office:string-value=" / N-35-35-59.58 E-139-37-30.6">
            <text:p><text:s/>/ N-35-35-59.58 E-139-37-30.6</text:p>
          </table:table-cell>
          <table:table-cell table:style-name="ce8"/>
          <table:table-cell table:style-name="ce25"/>
        </table:table-row>
        <table:table-row table:style-name="ro9">
          <table:table-cell table:style-name="ce2"/>
          <table:table-cell table:style-name="ce8"/>
          <table:table-cell table:style-name="ce9"/>
          <table:table-cell table:style-name="ce8"/>
          <table:table-cell table:formula="of:=[.F18]" office:value-type="string" office:string-value="N-35-35-59.58 E-139-37-30.6">
            <text:p>N-35-35-59.58 E-139-37-30.6</text:p>
          </table:table-cell>
          <table:table-cell office:value-type="string">
            <text:p>N-35-35-59.58 E-139-37-30.6</text:p>
          </table:table-cell>
          <table:table-cell table:formula="of:=IF([.E18]=&quot;&quot;;[.C18];CONCATENATE([.C18];&quot; / &quot;;[.E18]))" office:value-type="string" office:string-value=" / N-35-35-59.58 E-139-37-30.6">
            <text:p><text:s/>/ N-35-35-59.58 E-139-37-30.6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9"/>
          <table:table-cell table:style-name="ce8"/>
          <table:table-cell table:formula="of:=[.F19]" office:value-type="string" office:string-value="N-35-35-59.46 E-139-37-30.66">
            <text:p>N-35-35-59.46 E-139-37-30.66</text:p>
          </table:table-cell>
          <table:table-cell office:value-type="string">
            <text:p>N-35-35-59.46 E-139-37-30.66</text:p>
          </table:table-cell>
          <table:table-cell table:formula="of:=IF([.E19]=&quot;&quot;;[.C19];CONCATENATE([.C19];&quot; / &quot;;[.E19]))" office:value-type="string" office:string-value=" / N-35-35-59.46 E-139-37-30.66">
            <text:p><text:s/>/ N-35-35-59.46 E-139-37-30.66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9"/>
          <table:table-cell table:style-name="ce8"/>
          <table:table-cell table:formula="of:=[.F20]" office:value-type="string" office:string-value="N-35-35-59.42 E-139-37-30.77">
            <text:p>N-35-35-59.42 E-139-37-30.77</text:p>
          </table:table-cell>
          <table:table-cell office:value-type="string">
            <text:p>N-35-35-59.42 E-139-37-30.77</text:p>
          </table:table-cell>
          <table:table-cell table:formula="of:=IF([.E20]=&quot;&quot;;[.C20];CONCATENATE([.C20];&quot; / &quot;;[.E20]))" office:value-type="string" office:string-value=" / N-35-35-59.42 E-139-37-30.77">
            <text:p><text:s/>/ N-35-35-59.42 E-139-37-30.77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0"/>
          <table:table-cell table:style-name="ce9"/>
          <table:table-cell table:style-name="ce8"/>
          <table:table-cell table:formula="of:=[.F21]" office:value-type="string" office:string-value="N-35-35-59.29 E-139-37-30.82">
            <text:p>N-35-35-59.29 E-139-37-30.82</text:p>
          </table:table-cell>
          <table:table-cell office:value-type="string">
            <text:p>N-35-35-59.29 E-139-37-30.82</text:p>
          </table:table-cell>
          <table:table-cell table:formula="of:=IF([.E21]=&quot;&quot;;[.C21];CONCATENATE([.C21];&quot; / &quot;;[.E21]))" office:value-type="string" office:string-value=" / N-35-35-59.29 E-139-37-30.82">
            <text:p><text:s/>/ N-35-35-59.29 E-139-37-30.82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1"/>
          <table:table-cell table:style-name="ce11"/>
          <table:table-cell table:style-name="ce8"/>
          <table:table-cell table:formula="of:=[.F22]" office:value-type="string" office:string-value="N-35-35-28.29 E-139-34-49.82">
            <text:p>N-35-35-28.29 E-139-34-49.82</text:p>
          </table:table-cell>
          <table:table-cell office:value-type="string">
            <text:p>N-35-35-28.29 E-139-34-49.82</text:p>
          </table:table-cell>
          <table:table-cell table:formula="of:=IF([.E22]=&quot;&quot;;[.C22];CONCATENATE([.C22];&quot; / &quot;;[.E22]))" office:value-type="string" office:string-value=" / N-35-35-28.29 E-139-34-49.82">
            <text:p><text:s/>/ N-35-35-28.29 E-139-34-49.82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11"/>
          <table:table-cell table:style-name="ce8"/>
          <table:table-cell table:formula="of:=[.F23]" office:value-type="string" office:string-value="N-35-35-28.29 E-139-34-49.6">
            <text:p>N-35-35-28.29 E-139-34-49.6</text:p>
          </table:table-cell>
          <table:table-cell office:value-type="string">
            <text:p>N-35-35-28.29 E-139-34-49.6</text:p>
          </table:table-cell>
          <table:table-cell table:formula="of:=IF([.E23]=&quot;&quot;;[.C23];CONCATENATE([.C23];&quot; / &quot;;[.E23]))" office:value-type="string" office:string-value=" / N-35-35-28.29 E-139-34-49.6">
            <text:p><text:s/>/ N-35-35-28.29 E-139-34-49.6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2"/>
          <table:table-cell/>
          <table:table-cell table:style-name="ce8"/>
          <table:table-cell/>
          <table:table-cell office:value-type="string">
            <text:p>N-35-35-28.67 E-139-34-49.76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11"/>
          <table:table-cell table:style-name="ce8"/>
          <table:table-cell/>
          <table:table-cell office:value-type="string">
            <text:p>N-35-35-28.44 E-139-34-49.27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9"/>
          <table:table-cell table:style-name="ce8"/>
          <table:table-cell/>
          <table:table-cell office:value-type="string">
            <text:p>N-35-35-28.34 E-139-34-49.22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0"/>
          <table:table-cell table:style-name="ce10"/>
          <table:table-cell/>
          <table:table-cell/>
          <table:table-cell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8.52 E-139-34-49.87</text:p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9"/>
          <table:table-cell/>
          <table:table-cell office:value-type="string">
            <text:p>N-35-35-28.74 E-139-34-49.38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0"/>
          <table:table-cell table:style-name="ce9"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 table:style-name="ce11"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1"/>
          <table:table-cell table:style-name="ce11"/>
          <table:table-cell table:style-name="ce8"/>
          <table:table-cell/>
          <table:table-cell office:value-type="string">
            <text:p>N-35-35-28.48 E-139-34-49.76</text:p>
          </table:table-cell>
          <table:table-cell table:formula="of:=IF([.E35]=&quot;&quot;;[.C35];CONCATENATE([.C35];&quot; / &quot;;[.E3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11"/>
          <table:table-cell table:style-name="ce8"/>
          <table:table-cell table:formula="of:=[.F36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6]=&quot;&quot;;[.C36];CONCATENATE([.C36];&quot; / &quot;;[.E36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11"/>
          <table:table-cell table:style-name="ce8"/>
          <table:table-cell table:formula="of:=[.F37]" office:value-type="string" office:string-value="N-35-27-35.72 E-139-37-35.27">
            <text:p>N-35-27-35.72 E-139-37-35.27</text:p>
          </table:table-cell>
          <table:table-cell office:value-type="string">
            <text:p>N-35-27-35.72 E-139-37-35.27</text:p>
          </table:table-cell>
          <table:table-cell table:formula="of:=IF([.E37]=&quot;&quot;;[.C37];CONCATENATE([.C37];&quot; / &quot;;[.E37]))" office:value-type="string" office:string-value=" / N-35-27-35.72 E-139-37-35.27">
            <text:p><text:s/>/ N-35-27-35.72 E-139-37-35.27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 table:formula="of:=[.F38]" office:value-type="string" office:string-value="N-35-27-36.33 E-139-37-25.55">
            <text:p>N-35-27-36.33 E-139-37-25.55</text:p>
          </table:table-cell>
          <table:table-cell office:value-type="string">
            <text:p>N-35-27-36.33 E-139-37-25.55</text:p>
          </table:table-cell>
          <table:table-cell table:formula="of:=IF([.E38]=&quot;&quot;;[.C38];CONCATENATE([.C38];&quot; / &quot;;[.E38]))" office:value-type="string" office:string-value=" / N-35-27-36.33 E-139-37-25.55">
            <text:p><text:s/>/ N-35-27-36.33 E-139-37-25.5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7-35.93 E-139-37-26.43">
            <text:p>N-35-27-35.93 E-139-37-26.43</text:p>
          </table:table-cell>
          <table:table-cell office:value-type="string">
            <text:p>N-35-27-35.93 E-139-37-26.43</text:p>
          </table:table-cell>
          <table:table-cell table:formula="of:=IF([.E39]=&quot;&quot;;[.C39];CONCATENATE([.C39];&quot; / &quot;;[.E39]))" office:value-type="string" office:string-value=" / N-35-27-35.93 E-139-37-26.43">
            <text:p><text:s/>/ N-35-27-35.93 E-139-37-26.4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7-35.94 E-139-37-25.94">
            <text:p>N-35-27-35.94 E-139-37-25.94</text:p>
          </table:table-cell>
          <table:table-cell office:value-type="string">
            <text:p>N-35-27-35.94 E-139-37-25.94</text:p>
          </table:table-cell>
          <table:table-cell table:formula="of:=IF([.E40]=&quot;&quot;;[.C40];CONCATENATE([.C40];&quot; / &quot;;[.E40]))" office:value-type="string" office:string-value=" / N-35-27-35.94 E-139-37-25.94">
            <text:p><text:s/>/ N-35-27-35.94 E-139-37-25.9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 table:formula="of:=[.F41]" office:value-type="string" office:string-value="N-35-27-35.86 E-139-37-25.72">
            <text:p>N-35-27-35.86 E-139-37-25.72</text:p>
          </table:table-cell>
          <table:table-cell office:value-type="string">
            <text:p>N-35-27-35.86 E-139-37-25.72</text:p>
          </table:table-cell>
          <table:table-cell table:formula="of:=IF([.E41]=&quot;&quot;;[.C41];CONCATENATE([.C41];&quot; / &quot;;[.E41]))" office:value-type="string" office:string-value=" / N-35-27-35.86 E-139-37-25.72">
            <text:p><text:s/>/ N-35-27-35.86 E-139-37-25.7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7-35.08 E-139-37-23.79">
            <text:p>N-35-27-35.08 E-139-37-23.79</text:p>
          </table:table-cell>
          <table:table-cell office:value-type="string">
            <text:p>N-35-27-35.08 E-139-37-23.79</text:p>
          </table:table-cell>
          <table:table-cell table:formula="of:=IF([.E42]=&quot;&quot;;[.C42];CONCATENATE([.C42];&quot; / &quot;;[.E42]))" office:value-type="string" office:string-value=" / N-35-27-35.08 E-139-37-23.79">
            <text:p><text:s/>/ N-35-27-35.08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7-34.42 E-139-37-24.18">
            <text:p>N-35-27-34.42 E-139-37-24.18</text:p>
          </table:table-cell>
          <table:table-cell office:value-type="string">
            <text:p>N-35-27-34.42 E-139-37-24.18</text:p>
          </table:table-cell>
          <table:table-cell table:formula="of:=IF([.E43]=&quot;&quot;;[.C43];CONCATENATE([.C43];&quot; / &quot;;[.E43]))" office:value-type="string" office:string-value=" / N-35-27-34.42 E-139-37-24.18">
            <text:p><text:s/>/ N-35-27-34.42 E-139-37-24.1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7-34.6 E-139-37-24.23">
            <text:p>N-35-27-34.6 E-139-37-24.23</text:p>
          </table:table-cell>
          <table:table-cell office:value-type="string">
            <text:p>N-35-27-34.6 E-139-37-24.23</text:p>
          </table:table-cell>
          <table:table-cell table:formula="of:=IF([.E44]=&quot;&quot;;[.C44];CONCATENATE([.C44];&quot; / &quot;;[.E44]))" office:value-type="string" office:string-value=" / N-35-27-34.6 E-139-37-24.23">
            <text:p><text:s/>/ N-35-27-34.6 E-139-37-24.2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7-34.55 E-139-37-24.18">
            <text:p>N-35-27-34.55 E-139-37-24.18</text:p>
          </table:table-cell>
          <table:table-cell office:value-type="string">
            <text:p>N-35-27-34.55 E-139-37-24.18</text:p>
          </table:table-cell>
          <table:table-cell table:formula="of:=IF([.E45]=&quot;&quot;;[.C45];CONCATENATE([.C45];&quot; / &quot;;[.E45]))" office:value-type="string" office:string-value=" / N-35-27-34.55 E-139-37-24.18">
            <text:p><text:s/>/ N-35-27-34.55 E-139-37-24.1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7-34.65 E-139-37-24.18">
            <text:p>N-35-27-34.65 E-139-37-24.18</text:p>
          </table:table-cell>
          <table:table-cell office:value-type="string">
            <text:p>N-35-27-34.65 E-139-37-24.18</text:p>
          </table:table-cell>
          <table:table-cell table:formula="of:=IF([.E46]=&quot;&quot;;[.C46];CONCATENATE([.C46];&quot; / &quot;;[.E46]))" office:value-type="string" office:string-value=" / N-35-27-34.65 E-139-37-24.18">
            <text:p><text:s/>/ N-35-27-34.65 E-139-37-24.1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7]=&quot;&quot;;[.C47];CONCATENATE([.C47];&quot; / &quot;;[.E47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8]=&quot;&quot;;[.C48];CONCATENATE([.C48];&quot; / &quot;;[.E48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9]=&quot;&quot;;[.C49];CONCATENATE([.C49];&quot; / &quot;;[.E49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3 E-139-34-49.32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9 E-139-34-49.54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9.15 E-139-34-49.43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8.35 E-139-34-49.0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3 E-139-34-49.8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8 E-139-34-49.49</text:p>
          </table:table-cell>
          <table:table-cell table:formula="of:=IF([.E8]=&quot;&quot;;[.C8];CONCATENATE([.C8];&quot; / &quot;;[.E8]))" office:value-type="string" office:string-value=":m 東和 PHOTO / 1906029sa / 高津駅 / 北見方プロジェクト / １名 / フジタカ（新日本建設） / 日誌">
            <text:p>:m 東和 PHOTO / 1906029sa / 高津駅 / 北見方プロジェクト / １名 / フジタカ（新日本建設） / 日誌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8 E-139-34-49.54">
            <text:p>N-35-35-28.8 E-139-34-49.54</text:p>
          </table:table-cell>
          <table:table-cell office:value-type="string">
            <text:p>N-35-35-28.8 E-139-34-49.54</text:p>
          </table:table-cell>
          <table:table-cell table:formula="of:=IF([.E60]=&quot;&quot;;[.C60];CONCATENATE([.C60];&quot; / &quot;;[.E60]))" office:value-type="string" office:string-value=" / N-35-35-28.8 E-139-34-49.54">
            <text:p><text:s/>/ N-35-35-28.8 E-139-34-49.5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1" office:value-type="float" office:value="6">
            <text:p>6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2" office:value-type="float" office:value="8">
            <text:p>8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ce22" office:value-type="float" office:value="8">
            <text:p>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8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8])" office:value-type="float" office:value="7">
            <text:p>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8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8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8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8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8];[.B8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8];[.B8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:PHOTO 寝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2019/07/02</text:date>, <text:time>07:45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7-02T07:45:39.08</dc:date>
    <dc:creator>iwabuchi ken</dc:creator>
    <meta:editing-duration>P9DT14H48M54S</meta:editing-duration>
    <meta:editing-cycles>3902</meta:editing-cycles>
    <meta:document-statistic meta:table-count="1" meta:cell-count="616" meta:object-count="0"/>
  </office:meta>
</office:document-meta>
</file>